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line-height="100%"/>
    </style:style>
    <style:style style:name="P6" style:family="paragraph" style:parent-style-name="Heading_20_2">
      <style:text-properties style:font-name="Arial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Text_20_body">
      <style:text-properties style:font-name="Arial" fo:font-size="12pt" style:font-size-asian="10.5pt" style:font-size-complex="12pt"/>
    </style:style>
    <style:style style:name="P9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2" style:family="paragraph" style:parent-style-name="Standard">
      <style:text-properties style:font-name="Arial" fo:font-size="12pt" style:font-size-asian="10.5pt" style:font-size-complex="12pt"/>
    </style:style>
    <style:style style:name="P93" style:family="paragraph" style:parent-style-name="Standard" style:list-style-name="L1">
      <style:text-properties style:font-name="Arial" fo:font-size="12pt" style:font-size-asian="10.5pt" style:font-size-complex="12pt"/>
    </style:style>
    <style:style style:name="P94" style:family="paragraph" style:parent-style-name="Standard" style:list-style-name="L1">
      <style:text-properties style:font-name="Arial" fo:font-size="12pt" style:font-size-asian="10.5pt" style:font-size-complex="12pt"/>
    </style:style>
    <style:style style:name="P95" style:family="paragraph" style:parent-style-name="Standard" style:list-style-name="L1">
      <style:text-properties style:font-name="Arial" fo:font-size="12pt" style:font-size-asian="10.5pt" style:font-size-complex="12pt"/>
    </style:style>
    <style:style style:name="P96" style:family="paragraph" style:parent-style-name="Standard" style:list-style-name="L1">
      <style:text-properties style:font-name="Arial" fo:font-size="12pt" style:font-size-asian="10.5pt" style:font-size-complex="12pt"/>
    </style:style>
    <style:style style:name="P97" style:family="paragraph" style:parent-style-name="Standard" style:list-style-name="L1">
      <style:text-properties style:font-name="Arial" fo:font-size="12pt" style:font-size-asian="10.5pt" style:font-size-complex="12pt"/>
    </style:style>
    <style:style style:name="P98" style:family="paragraph" style:parent-style-name="Standard" style:list-style-name="L1">
      <style:text-properties style:font-name="Arial" fo:font-size="12pt" style:font-size-asian="10.5pt" style:font-size-complex="12pt"/>
    </style:style>
    <style:style style:name="P99" style:family="paragraph" style:parent-style-name="Standard" style:list-style-name="L1">
      <style:text-properties style:font-name="Arial" fo:font-size="12pt" style:font-size-asian="10.5pt" style:font-size-complex="12pt"/>
    </style:style>
    <style:style style:name="P100" style:family="paragraph" style:parent-style-name="Standard" style:list-style-name="L1">
      <style:text-properties style:font-name="Arial" fo:font-size="12pt" style:font-size-asian="10.5pt" style:font-size-complex="12pt"/>
    </style:style>
    <style:style style:name="P101" style:family="paragraph" style:parent-style-name="Standard" style:list-style-name="L1">
      <style:text-properties style:font-name="Arial" fo:font-size="12pt" style:font-size-asian="10.5pt" style:font-size-complex="12pt"/>
    </style:style>
    <style:style style:name="P102" style:family="paragraph" style:parent-style-name="Standard" style:list-style-name="L1">
      <style:text-properties style:font-name="Arial" fo:font-size="12pt" style:font-size-asian="10.5pt" style:font-size-complex="12pt"/>
    </style:style>
    <style:style style:name="P103" style:family="paragraph" style:parent-style-name="Standard" style:list-style-name="L1">
      <style:text-properties style:font-name="Arial" fo:font-size="12pt" style:font-size-asian="10.5pt" style:font-size-complex="12pt"/>
    </style:style>
    <style:style style:name="P104" style:family="paragraph" style:parent-style-name="Standard" style:list-style-name="L1">
      <style:text-properties style:font-name="Arial" fo:font-size="12pt" style:font-size-asian="10.5pt" style:font-size-complex="12pt"/>
    </style:style>
    <style:style style:name="P10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106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7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8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0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1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2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3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4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5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6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7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8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1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2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2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3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5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14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4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2" style:family="paragraph" style:parent-style-name="Standard" style:list-style-name="L5">
      <style:paragraph-properties fo:line-height="100%"/>
      <style:text-properties style:font-name="Arial" fo:font-size="12pt" style:font-size-asian="10.5pt" style:font-size-complex="12pt"/>
    </style:style>
    <style:style style:name="P15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59" style:family="paragraph" style:parent-style-name="Standard" style:list-style-name="L6">
      <style:paragraph-properties fo:line-height="100%"/>
      <style:text-properties style:font-name="Arial" fo:font-size="12pt" style:font-size-asian="10.5pt" style:font-size-complex="12pt"/>
    </style:style>
    <style:style style:name="P16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69" style:family="paragraph" style:parent-style-name="Standard" style:list-style-name="L8">
      <style:paragraph-properties fo:line-height="100%"/>
      <style:text-properties style:font-name="Arial" fo:font-size="12pt" style:font-size-asian="10.5pt" style:font-size-complex="12pt"/>
    </style:style>
    <style:style style:name="P17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2" style:family="paragraph" style:parent-style-name="Standard" style:list-style-name="L7">
      <style:paragraph-properties fo:line-height="100%"/>
      <style:text-properties style:font-name="Arial" fo:font-size="12pt" style:font-size-asian="10.5pt" style:font-size-complex="12pt"/>
    </style:style>
    <style:style style:name="P17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4" style:family="paragraph" style:parent-style-name="Standard" style:list-style-name="L10">
      <style:paragraph-properties fo:line-height="100%"/>
      <style:text-properties style:font-name="Arial" fo:font-size="12pt" style:font-size-asian="10.5pt" style:font-size-complex="12pt"/>
    </style:style>
    <style:style style:name="P17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5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186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187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188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189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190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191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192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193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19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6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197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198" style:family="paragraph" style:parent-style-name="Standard" style:list-style-name="L1">
      <style:text-properties style:font-name="Arial" fo:font-size="12pt" style:font-size-asian="10.5pt" style:font-size-complex="12pt"/>
    </style:style>
    <style:style style:name="P199" style:family="paragraph" style:parent-style-name="Standard" style:list-style-name="L1">
      <style:text-properties style:font-name="Arial" fo:font-size="12pt" style:font-size-asian="10.5pt" style:font-size-complex="12pt"/>
    </style:style>
    <style:style style:name="P200" style:family="paragraph" style:parent-style-name="Standard" style:list-style-name="L1">
      <style:text-properties style:font-name="Arial" fo:font-size="12pt" style:font-size-asian="10.5pt" style:font-size-complex="12pt"/>
    </style:style>
    <style:style style:name="P201" style:family="paragraph" style:parent-style-name="Standard" style:list-style-name="L1">
      <style:text-properties style:font-name="Arial" fo:font-size="12pt" style:font-size-asian="10.5pt" style:font-size-complex="12pt"/>
    </style:style>
    <style:style style:name="P202" style:family="paragraph" style:parent-style-name="Standard" style:list-style-name="L1">
      <style:text-properties style:font-name="Arial" fo:font-size="12pt" style:font-size-asian="10.5pt" style:font-size-complex="12pt"/>
    </style:style>
    <style:style style:name="P203" style:family="paragraph" style:parent-style-name="Standard" style:list-style-name="L1">
      <style:text-properties style:font-name="Arial" fo:font-size="12pt" style:font-size-asian="10.5pt" style:font-size-complex="12pt"/>
    </style:style>
    <style:style style:name="P204" style:family="paragraph" style:parent-style-name="Standard" style:list-style-name="L1">
      <style:text-properties style:font-name="Arial" fo:font-size="12pt" style:font-size-asian="10.5pt" style:font-size-complex="12pt"/>
    </style:style>
    <style:style style:name="P205" style:family="paragraph" style:parent-style-name="Standard" style:list-style-name="L3">
      <style:text-properties style:font-name="Arial" fo:font-size="12pt" style:font-size-asian="10.5pt" style:font-size-complex="12pt"/>
    </style:style>
    <style:style style:name="P206" style:family="paragraph" style:parent-style-name="Standard" style:list-style-name="L3">
      <style:text-properties style:font-name="Arial" fo:font-size="12pt" style:font-size-asian="10.5pt" style:font-size-complex="12pt"/>
    </style:style>
    <style:style style:name="P207" style:family="paragraph" style:parent-style-name="Standard" style:list-style-name="L3">
      <style:text-properties style:font-name="Arial" fo:font-size="12pt" style:font-size-asian="10.5pt" style:font-size-complex="12pt"/>
    </style:style>
    <style:style style:name="P208" style:family="paragraph" style:parent-style-name="Standard" style:list-style-name="L3">
      <style:text-properties style:font-name="Arial" fo:font-size="12pt" style:font-size-asian="10.5pt" style:font-size-complex="12pt"/>
    </style:style>
    <style:style style:name="P209" style:family="paragraph" style:parent-style-name="Standard" style:list-style-name="L3">
      <style:text-properties style:font-name="Arial" fo:font-size="12pt" style:font-size-asian="10.5pt" style:font-size-complex="12pt"/>
    </style:style>
    <style:style style:name="P210" style:family="paragraph" style:parent-style-name="Standard" style:list-style-name="L4">
      <style:text-properties style:font-name="Arial" fo:font-size="12pt" style:font-size-asian="10.5pt" style:font-size-complex="12pt"/>
    </style:style>
    <style:style style:name="P211" style:family="paragraph" style:parent-style-name="Standard" style:list-style-name="L4">
      <style:text-properties style:font-name="Arial" fo:font-size="12pt" style:font-size-asian="10.5pt" style:font-size-complex="12pt"/>
    </style:style>
    <style:style style:name="P212" style:family="paragraph" style:parent-style-name="Standard" style:list-style-name="L4">
      <style:text-properties style:font-name="Arial" fo:font-size="12pt" style:font-size-asian="10.5pt" style:font-size-complex="12pt"/>
    </style:style>
    <style:style style:name="P213" style:family="paragraph" style:parent-style-name="Standard" style:list-style-name="L4">
      <style:text-properties style:font-name="Arial" fo:font-size="12pt" style:font-size-asian="10.5pt" style:font-size-complex="12pt"/>
    </style:style>
    <style:style style:name="P214" style:family="paragraph" style:parent-style-name="Standard" style:list-style-name="L4">
      <style:text-properties style:font-name="Arial" fo:font-size="12pt" style:font-size-asian="10.5pt" style:font-size-complex="12pt"/>
    </style:style>
    <style:style style:name="P215" style:family="paragraph" style:parent-style-name="Standard" style:list-style-name="L4">
      <style:text-properties style:font-name="Arial" fo:font-size="12pt" style:font-size-asian="10.5pt" style:font-size-complex="12pt"/>
    </style:style>
    <style:style style:name="P216" style:family="paragraph" style:parent-style-name="Standard" style:list-style-name="L4">
      <style:text-properties style:font-name="Arial" fo:font-size="12pt" style:font-size-asian="10.5pt" style:font-size-complex="12pt"/>
    </style:style>
    <style:style style:name="P217" style:family="paragraph" style:parent-style-name="Standard" style:list-style-name="L3">
      <style:text-properties style:font-name="Arial" fo:font-size="12pt" style:font-size-asian="10.5pt" style:font-size-complex="12pt"/>
    </style:style>
    <style:style style:name="P218" style:family="paragraph" style:parent-style-name="Standard" style:list-style-name="L5">
      <style:text-properties style:font-name="Arial" fo:font-size="12pt" style:font-size-asian="10.5pt" style:font-size-complex="12pt"/>
    </style:style>
    <style:style style:name="P219" style:family="paragraph" style:parent-style-name="Standard" style:list-style-name="L5">
      <style:text-properties style:font-name="Arial" fo:font-size="12pt" style:font-size-asian="10.5pt" style:font-size-complex="12pt"/>
    </style:style>
    <style:style style:name="P220" style:family="paragraph" style:parent-style-name="Standard" style:list-style-name="L5">
      <style:text-properties style:font-name="Arial" fo:font-size="12pt" style:font-size-asian="10.5pt" style:font-size-complex="12pt"/>
    </style:style>
    <style:style style:name="P221" style:family="paragraph" style:parent-style-name="Standard" style:list-style-name="L5">
      <style:text-properties style:font-name="Arial" fo:font-size="12pt" style:font-size-asian="10.5pt" style:font-size-complex="12pt"/>
    </style:style>
    <style:style style:name="P222" style:family="paragraph" style:parent-style-name="Standard" style:list-style-name="L5">
      <style:text-properties style:font-name="Arial" fo:font-size="12pt" style:font-size-asian="10.5pt" style:font-size-complex="12pt"/>
    </style:style>
    <style:style style:name="P223" style:family="paragraph" style:parent-style-name="Standard" style:list-style-name="L5">
      <style:text-properties style:font-name="Arial" fo:font-size="12pt" style:font-size-asian="10.5pt" style:font-size-complex="12pt"/>
    </style:style>
    <style:style style:name="P224" style:family="paragraph" style:parent-style-name="Standard" style:list-style-name="L6">
      <style:text-properties style:font-name="Arial" fo:font-size="12pt" style:font-size-asian="10.5pt" style:font-size-complex="12pt"/>
    </style:style>
    <style:style style:name="P225" style:family="paragraph" style:parent-style-name="Standard" style:list-style-name="L6">
      <style:text-properties style:font-name="Arial" fo:font-size="12pt" style:font-size-asian="10.5pt" style:font-size-complex="12pt"/>
    </style:style>
    <style:style style:name="P226" style:family="paragraph" style:parent-style-name="Standard" style:list-style-name="L6">
      <style:text-properties style:font-name="Arial" fo:font-size="12pt" style:font-size-asian="10.5pt" style:font-size-complex="12pt"/>
    </style:style>
    <style:style style:name="P227" style:family="paragraph" style:parent-style-name="Standard" style:list-style-name="L6">
      <style:text-properties style:font-name="Arial" fo:font-size="12pt" style:font-size-asian="10.5pt" style:font-size-complex="12pt"/>
    </style:style>
    <style:style style:name="P228" style:family="paragraph" style:parent-style-name="Standard" style:list-style-name="L6">
      <style:text-properties style:font-name="Arial" fo:font-size="12pt" style:font-size-asian="10.5pt" style:font-size-complex="12pt"/>
    </style:style>
    <style:style style:name="P229" style:family="paragraph" style:parent-style-name="Standard" style:list-style-name="L6">
      <style:text-properties style:font-name="Arial" fo:font-size="12pt" style:font-size-asian="10.5pt" style:font-size-complex="12pt"/>
    </style:style>
    <style:style style:name="P230" style:family="paragraph" style:parent-style-name="Standard" style:list-style-name="L6">
      <style:text-properties style:font-name="Arial" fo:font-size="12pt" style:font-size-asian="10.5pt" style:font-size-complex="12pt"/>
    </style:style>
    <style:style style:name="P231" style:family="paragraph" style:parent-style-name="Standard" style:list-style-name="L5">
      <style:text-properties style:font-name="Arial" fo:font-size="12pt" style:font-size-asian="10.5pt" style:font-size-complex="12pt"/>
    </style:style>
    <style:style style:name="P232" style:family="paragraph" style:parent-style-name="Standard" style:list-style-name="L7">
      <style:text-properties style:font-name="Arial" fo:font-size="12pt" style:font-size-asian="10.5pt" style:font-size-complex="12pt"/>
    </style:style>
    <style:style style:name="P233" style:family="paragraph" style:parent-style-name="Standard" style:list-style-name="L7">
      <style:text-properties style:font-name="Arial" fo:font-size="12pt" style:font-size-asian="10.5pt" style:font-size-complex="12pt"/>
    </style:style>
    <style:style style:name="P234" style:family="paragraph" style:parent-style-name="Standard" style:list-style-name="L7">
      <style:text-properties style:font-name="Arial" fo:font-size="12pt" style:font-size-asian="10.5pt" style:font-size-complex="12pt"/>
    </style:style>
    <style:style style:name="P235" style:family="paragraph" style:parent-style-name="Standard" style:list-style-name="L7">
      <style:text-properties style:font-name="Arial" fo:font-size="12pt" style:font-size-asian="10.5pt" style:font-size-complex="12pt"/>
    </style:style>
    <style:style style:name="P236" style:family="paragraph" style:parent-style-name="Standard" style:list-style-name="L8">
      <style:text-properties style:font-name="Arial" fo:font-size="12pt" style:font-size-asian="10.5pt" style:font-size-complex="12pt"/>
    </style:style>
    <style:style style:name="P237" style:family="paragraph" style:parent-style-name="Standard" style:list-style-name="L8">
      <style:text-properties style:font-name="Arial" fo:font-size="12pt" style:font-size-asian="10.5pt" style:font-size-complex="12pt"/>
    </style:style>
    <style:style style:name="P238" style:family="paragraph" style:parent-style-name="Standard" style:list-style-name="L8">
      <style:text-properties style:font-name="Arial" fo:font-size="12pt" style:font-size-asian="10.5pt" style:font-size-complex="12pt"/>
    </style:style>
    <style:style style:name="P239" style:family="paragraph" style:parent-style-name="Standard" style:list-style-name="L8">
      <style:text-properties style:font-name="Arial" fo:font-size="12pt" style:font-size-asian="10.5pt" style:font-size-complex="12pt"/>
    </style:style>
    <style:style style:name="P240" style:family="paragraph" style:parent-style-name="Standard" style:list-style-name="L8">
      <style:text-properties style:font-name="Arial" fo:font-size="12pt" style:font-size-asian="10.5pt" style:font-size-complex="12pt"/>
    </style:style>
    <style:style style:name="P241" style:family="paragraph" style:parent-style-name="Standard" style:list-style-name="L8">
      <style:text-properties style:font-name="Arial" fo:font-size="12pt" style:font-size-asian="10.5pt" style:font-size-complex="12pt"/>
    </style:style>
    <style:style style:name="P242" style:family="paragraph" style:parent-style-name="Standard" style:list-style-name="L8">
      <style:text-properties style:font-name="Arial" fo:font-size="12pt" style:font-size-asian="10.5pt" style:font-size-complex="12pt"/>
    </style:style>
    <style:style style:name="P243" style:family="paragraph" style:parent-style-name="Standard" style:list-style-name="L9">
      <style:text-properties style:font-name="Arial" fo:font-size="12pt" style:font-size-asian="10.5pt" style:font-size-complex="12pt"/>
    </style:style>
    <style:style style:name="P244" style:family="paragraph" style:parent-style-name="Standard" style:list-style-name="L9">
      <style:text-properties style:font-name="Arial" fo:font-size="12pt" style:font-size-asian="10.5pt" style:font-size-complex="12pt"/>
    </style:style>
    <style:style style:name="P245" style:family="paragraph" style:parent-style-name="Standard" style:list-style-name="L11">
      <style:text-properties style:font-name="Arial" fo:font-size="12pt" style:font-size-asian="10.5pt" style:font-size-complex="12pt"/>
    </style:style>
    <style:style style:name="P246" style:family="paragraph" style:parent-style-name="Standard" style:list-style-name="L11">
      <style:text-properties style:font-name="Arial" fo:font-size="12pt" style:font-size-asian="10.5pt" style:font-size-complex="12pt"/>
    </style:style>
    <style:style style:name="P247" style:family="paragraph" style:parent-style-name="Standard" style:list-style-name="L11">
      <style:text-properties style:font-name="Arial" fo:font-size="12pt" style:font-size-asian="10.5pt" style:font-size-complex="12pt"/>
    </style:style>
    <style:style style:name="P248" style:family="paragraph" style:parent-style-name="Standard" style:list-style-name="L11">
      <style:text-properties style:font-name="Arial" fo:font-size="12pt" style:font-size-asian="10.5pt" style:font-size-complex="12pt"/>
    </style:style>
    <style:style style:name="P249" style:family="paragraph" style:parent-style-name="Standard" style:list-style-name="L11">
      <style:text-properties style:font-name="Arial" fo:font-size="12pt" style:font-size-asian="10.5pt" style:font-size-complex="12pt"/>
    </style:style>
    <style:style style:name="P250" style:family="paragraph" style:parent-style-name="Standard" style:list-style-name="L11">
      <style:text-properties style:font-name="Arial" fo:font-size="12pt" style:font-size-asian="10.5pt" style:font-size-complex="12pt"/>
    </style:style>
    <style:style style:name="P251" style:family="paragraph" style:parent-style-name="Standard" style:list-style-name="L18">
      <style:text-properties style:font-name="Arial" fo:font-size="12pt" style:font-size-asian="10.5pt" style:font-size-complex="12pt"/>
    </style:style>
    <style:style style:name="P252" style:family="paragraph" style:parent-style-name="Standard">
      <style:paragraph-properties fo:line-height="100%"/>
      <style:text-properties style:font-name="Arial"/>
    </style:style>
    <style:style style:name="P253" style:family="paragraph" style:parent-style-name="Standard">
      <style:text-properties style:font-name="Arial" fo:font-size="14pt" style:font-size-asian="12.25pt" style:font-size-complex="14pt"/>
    </style:style>
    <style:style style:name="P254" style:family="paragraph" style:parent-style-name="Standard">
      <style:paragraph-properties fo:line-height="100%"/>
      <style:text-properties style:font-name="Arial" fo:font-size="15pt" style:font-size-asian="13.1000003814697pt" style:font-size-complex="15pt"/>
    </style:style>
    <style:style style:name="P255" style:family="paragraph" style:parent-style-name="Standard" style:list-style-name="L1"/>
    <style:style style:name="P256" style:family="paragraph" style:parent-style-name="Standard">
      <style:paragraph-properties fo:line-height="100%"/>
    </style:style>
    <style:style style:name="P257" style:family="paragraph" style:parent-style-name="Standard" style:list-style-name="L2">
      <style:paragraph-properties fo:line-height="100%" fo:text-align="justify" style:justify-single-word="false"/>
    </style:style>
    <style:style style:name="P258" style:family="paragraph" style:parent-style-name="Standard" style:list-style-name="L2">
      <style:paragraph-properties fo:line-height="100%" fo:text-align="justify" style:justify-single-word="false"/>
    </style:style>
    <style:style style:name="P259" style:family="paragraph" style:parent-style-name="Standard" style:list-style-name="L2">
      <style:paragraph-properties fo:line-height="100%" fo:text-align="justify" style:justify-single-word="false"/>
    </style:style>
    <style:style style:name="P260" style:family="paragraph" style:parent-style-name="Standard" style:list-style-name="L2">
      <style:paragraph-properties fo:line-height="100%" fo:text-align="justify" style:justify-single-word="false"/>
    </style:style>
    <style:style style:name="P261" style:family="paragraph" style:parent-style-name="Standard" style:list-style-name="L2">
      <style:paragraph-properties fo:line-height="100%" fo:text-align="justify" style:justify-single-word="false"/>
    </style:style>
    <style:style style:name="P262" style:family="paragraph" style:parent-style-name="Standard" style:list-style-name="L2">
      <style:paragraph-properties fo:line-height="100%" fo:text-align="justify" style:justify-single-word="false"/>
    </style:style>
    <style:style style:name="P263" style:family="paragraph" style:parent-style-name="Standard" style:list-style-name="L2">
      <style:paragraph-properties fo:line-height="100%" fo:text-align="justify" style:justify-single-word="false"/>
    </style:style>
    <style:style style:name="P264" style:family="paragraph" style:parent-style-name="Standard" style:list-style-name="L2">
      <style:paragraph-properties fo:line-height="100%" fo:text-align="justify" style:justify-single-word="false"/>
    </style:style>
    <style:style style:name="P265" style:family="paragraph" style:parent-style-name="Standard" style:list-style-name="L2">
      <style:paragraph-properties fo:line-height="100%" fo:text-align="justify" style:justify-single-word="false"/>
    </style:style>
    <style:style style:name="P266" style:family="paragraph" style:parent-style-name="Standard" style:list-style-name="L2">
      <style:paragraph-properties fo:line-height="100%" fo:text-align="justify" style:justify-single-word="false"/>
    </style:style>
    <style:style style:name="P267" style:family="paragraph" style:parent-style-name="Standard" style:list-style-name="L2">
      <style:paragraph-properties fo:line-height="100%" fo:text-align="justify" style:justify-single-word="false"/>
    </style:style>
    <style:style style:name="P268" style:family="paragraph" style:parent-style-name="Standard" style:list-style-name="L2">
      <style:paragraph-properties fo:line-height="100%"/>
    </style:style>
    <style:style style:name="P269" style:family="paragraph" style:parent-style-name="Standard" style:list-style-name="L2">
      <style:paragraph-properties fo:line-height="100%"/>
    </style:style>
    <style:style style:name="P270" style:family="paragraph" style:parent-style-name="Standard" style:list-style-name="L2">
      <style:paragraph-properties fo:line-height="100%"/>
    </style:style>
    <style:style style:name="P271" style:family="paragraph" style:parent-style-name="Standard" style:list-style-name="L2">
      <style:paragraph-properties fo:line-height="100%"/>
    </style:style>
    <style:style style:name="P272" style:family="paragraph" style:parent-style-name="Standard" style:list-style-name="L2">
      <style:paragraph-properties fo:line-height="100%"/>
    </style:style>
    <style:style style:name="P273" style:family="paragraph" style:parent-style-name="Standard" style:list-style-name="L2">
      <style:paragraph-properties fo:line-height="100%"/>
    </style:style>
    <style:style style:name="P274" style:family="paragraph" style:parent-style-name="Standard" style:list-style-name="L2">
      <style:paragraph-properties fo:line-height="100%"/>
    </style:style>
    <style:style style:name="P275" style:family="paragraph" style:parent-style-name="Standard" style:list-style-name="L2">
      <style:paragraph-properties fo:line-height="100%"/>
    </style:style>
    <style:style style:name="P276" style:family="paragraph" style:parent-style-name="Standard" style:list-style-name="L2">
      <style:paragraph-properties fo:line-height="100%"/>
    </style:style>
    <style:style style:name="P277" style:family="paragraph" style:parent-style-name="Standard" style:list-style-name="L2">
      <style:paragraph-properties fo:line-height="100%"/>
    </style:style>
    <style:style style:name="P278" style:family="paragraph" style:parent-style-name="Standard" style:list-style-name="L2">
      <style:paragraph-properties fo:line-height="100%"/>
    </style:style>
    <style:style style:name="P279" style:family="paragraph" style:parent-style-name="Standard" style:list-style-name="L2">
      <style:paragraph-properties fo:line-height="100%"/>
    </style:style>
    <style:style style:name="P280" style:family="paragraph" style:parent-style-name="Standard" style:list-style-name="L2">
      <style:paragraph-properties fo:line-height="100%"/>
    </style:style>
    <style:style style:name="P281" style:family="paragraph" style:parent-style-name="Standard" style:list-style-name="L2">
      <style:paragraph-properties fo:line-height="100%"/>
    </style:style>
    <style:style style:name="P282" style:family="paragraph" style:parent-style-name="Standard" style:list-style-name="L2">
      <style:paragraph-properties fo:line-height="100%"/>
    </style:style>
    <style:style style:name="P283" style:family="paragraph" style:parent-style-name="Standard" style:list-style-name="L2">
      <style:paragraph-properties fo:line-height="100%"/>
    </style:style>
    <style:style style:name="P284" style:family="paragraph" style:parent-style-name="Standard" style:list-style-name="L2">
      <style:paragraph-properties fo:line-height="100%"/>
    </style:style>
    <style:style style:name="P285" style:family="paragraph" style:parent-style-name="Standard" style:list-style-name="L14">
      <style:paragraph-properties fo:line-height="100%"/>
    </style:style>
    <style:style style:name="P286" style:family="paragraph" style:parent-style-name="Standard" style:list-style-name="L14">
      <style:paragraph-properties fo:line-height="100%"/>
    </style:style>
    <style:style style:name="P287" style:family="paragraph" style:parent-style-name="Standard" style:list-style-name="L14">
      <style:paragraph-properties fo:line-height="100%"/>
    </style:style>
    <style:style style:name="P288" style:family="paragraph" style:parent-style-name="Standard" style:list-style-name="L14">
      <style:paragraph-properties fo:line-height="100%"/>
    </style:style>
    <style:style style:name="P289" style:family="paragraph" style:parent-style-name="Standard" style:list-style-name="L14">
      <style:paragraph-properties fo:line-height="100%"/>
    </style:style>
    <style:style style:name="P290" style:family="paragraph" style:parent-style-name="Standard" style:list-style-name="L14">
      <style:paragraph-properties fo:line-height="100%"/>
    </style:style>
    <style:style style:name="P291" style:family="paragraph" style:parent-style-name="Standard" style:list-style-name="L2">
      <style:paragraph-properties fo:line-height="100%"/>
    </style:style>
    <style:style style:name="P2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293" style:family="paragraph" style:parent-style-name="Text_20_body">
      <style:text-properties style:font-name="Arial" fo:font-size="12pt" style:font-size-asian="10.5pt" style:font-size-complex="12pt"/>
    </style:style>
    <style:style style:name="P29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29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29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29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29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299" style:family="paragraph" style:parent-style-name="Preformatted_20_Text" style:list-style-name="L3">
      <style:text-properties style:font-name="Arial" fo:font-size="12pt" style:font-size-asian="10.5pt" style:font-size-complex="12pt"/>
    </style:style>
    <style:style style:name="P300" style:family="paragraph" style:parent-style-name="Preformatted_20_Text" style:list-style-name="L3">
      <style:text-properties style:font-name="Arial" fo:font-size="12pt" style:font-size-asian="10.5pt" style:font-size-complex="12pt"/>
    </style:style>
    <style:style style:name="P301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302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303" style:family="paragraph" style:parent-style-name="Preformatted_20_Text" style:list-style-name="L5">
      <style:text-properties style:font-name="Arial" fo:font-size="12pt" style:font-size-asian="10.5pt" style:font-size-complex="12pt"/>
    </style:style>
    <style:style style:name="P304" style:family="paragraph" style:parent-style-name="Preformatted_20_Text" style:list-style-name="L5">
      <style:text-properties style:font-name="Arial" fo:font-size="12pt" style:font-size-asian="10.5pt" style:font-size-complex="12pt"/>
    </style:style>
    <style:style style:name="P305" style:family="paragraph" style:parent-style-name="Preformatted_20_Text" style:list-style-name="L6">
      <style:text-properties style:font-name="Arial" fo:font-size="12pt" style:font-size-asian="10.5pt" style:font-size-complex="12pt"/>
    </style:style>
    <style:style style:name="P306" style:family="paragraph" style:parent-style-name="Preformatted_20_Text" style:list-style-name="L6">
      <style:text-properties style:font-name="Arial" fo:font-size="12pt" style:font-size-asian="10.5pt" style:font-size-complex="12pt"/>
    </style:style>
    <style:style style:name="P307" style:family="paragraph" style:parent-style-name="Preformatted_20_Text" style:list-style-name="L8">
      <style:text-properties style:font-name="Arial" fo:font-size="12pt" style:font-size-asian="10.5pt" style:font-size-complex="12pt"/>
    </style:style>
    <style:style style:name="P308" style:family="paragraph" style:parent-style-name="Preformatted_20_Text" style:list-style-name="L8">
      <style:text-properties style:font-name="Arial" fo:font-size="12pt" style:font-size-asian="10.5pt" style:font-size-complex="12pt"/>
    </style:style>
    <style:style style:name="P309" style:family="paragraph" style:parent-style-name="Preformatted_20_Text" style:list-style-name="L9">
      <style:text-properties style:font-name="Arial" fo:font-size="12pt" style:font-size-asian="10.5pt" style:font-size-complex="12pt"/>
    </style:style>
    <style:style style:name="P310" style:family="paragraph" style:parent-style-name="Preformatted_20_Text" style:list-style-name="L11">
      <style:text-properties style:font-name="Arial" fo:font-size="12pt" style:font-size-asian="10.5pt" style:font-size-complex="12pt"/>
    </style:style>
    <style:style style:name="P311" style:family="paragraph" style:parent-style-name="Preformatted_20_Text" style:list-style-name="L18">
      <style:text-properties style:font-name="Arial" fo:font-size="12pt" style:font-size-asian="10.5pt" style:font-size-complex="12pt"/>
    </style:style>
    <style:style style:name="P312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3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4" style:family="paragraph" style:parent-style-name="Preformatted_20_Text" style:list-style-name="L3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5" style:family="paragraph" style:parent-style-name="Preformatted_20_Text" style:list-style-name="L4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6" style:family="paragraph" style:parent-style-name="Preformatted_20_Text" style:list-style-name="L5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7" style:family="paragraph" style:parent-style-name="Preformatted_20_Text" style:list-style-name="L6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8" style:family="paragraph" style:parent-style-name="Preformatted_20_Text" style:list-style-name="L8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19" style:family="paragraph" style:parent-style-name="Preformatted_20_Text" style:list-style-name="L1"/>
    <style:style style:name="P320" style:family="paragraph" style:parent-style-name="Preformatted_20_Text" style:list-style-name="L1"/>
    <style:style style:name="P321" style:family="paragraph" style:parent-style-name="Preformatted_20_Text" style:list-style-name="L3"/>
    <style:style style:name="P322" style:family="paragraph" style:parent-style-name="Preformatted_20_Text" style:list-style-name="L4"/>
    <style:style style:name="P323" style:family="paragraph" style:parent-style-name="Preformatted_20_Text" style:list-style-name="L5"/>
    <style:style style:name="P324" style:family="paragraph" style:parent-style-name="Preformatted_20_Text" style:list-style-name="L6"/>
    <style:style style:name="P325" style:family="paragraph" style:parent-style-name="Preformatted_20_Text" style:list-style-name="L7"/>
    <style:style style:name="P326" style:family="paragraph" style:parent-style-name="Preformatted_20_Text" style:list-style-name="L8"/>
    <style:style style:name="P327" style:family="paragraph" style:parent-style-name="Preformatted_20_Text" style:list-style-name="L7"/>
    <style:style style:name="P328" style:family="paragraph" style:parent-style-name="Preformatted_20_Text" style:list-style-name="L10"/>
    <style:style style:name="P329" style:family="paragraph" style:parent-style-name="Preformatted_20_Text" style:list-style-name="L17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0.5pt" style:font-size-complex="12pt"/>
    </style:style>
    <style:style style:name="T4" style:family="text">
      <style:text-properties style:font-name="Arial" fo:font-size="12pt" style:text-underline-style="none" style:font-size-asian="10.5pt" style:font-size-complex="12pt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/>
    </style:style>
    <style:style style:name="T7" style:family="text">
      <style:text-properties style:font-size-asian="10.5pt"/>
    </style:style>
    <style:style style:name="T8" style:family="text">
      <style:text-properties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name="Arial" fo:font-size="12pt" style:text-underline-style="none" style:font-size-asian="10.5pt" style:font-size-complex="12pt"/>
    </style:style>
    <style:style style:name="T11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style:font-size-complex="12pt"/>
    </style:style>
    <style:style style:name="T14" style:family="text">
      <style:text-properties style:font-name="Arial" fo:font-size="12pt" style:font-size-asian="10.5pt" style:font-size-complex="12pt"/>
    </style:style>
    <style:style style:name="T15" style:family="text">
      <style:text-properties fo:font-weight="bold"/>
    </style:style>
    <style:style style:name="T16" style:family="text">
      <style:text-properties style:font-weight-asian="bold"/>
    </style:style>
    <style:style style:name="T17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.schedulazione</text:p>
      <text:h text:style-name="P6" text:outline-level="2" text:is-list-header="true">PoliticaOrdinamentoProcessi</text:h>
      <text:p text:style-name="P2"/>
      <text:list text:style-name="L1">
        <text:list-item>
          <text:p text:style-name="P9"><text:bookmark-start text:name="DDE_LINK"/>Tipo, obiettivo e funzione della classe/interfaccia:</text:p>
          <text:p text:style-name="P255"><text:span text:style-name="T3"><text:tab/></text:span><text:span text:style-name="T2">Una Politica di Ordinamento dei Processi ha il compito di ordinare i processi che sono attivi in un sistema, scegliendo quale di questi deve eseguire ad ogni istante. Una politica di ordinamento viene specializzata a seconda dei sistemi in cui questa verrà applicata. Elemento comune tra le varie politiche di ordinamento, è quello di dover mantenere i processi pronti all'interno di una struttura dati.</text:span></text:p>
        </text:list-item>
      </text:list>
      <text:p text:style-name="P3"/>
      <text:list text:style-name="L1">
        <text:list-item text:start-value="1">
          <text:p text:style-name="P9">Relazioni d'uso con altre componenti:</text:p>
          <text:p text:style-name="P93"><text:tab/>....</text:p>
        </text:list-item>
      </text:list>
      <text:p text:style-name="P3"/>
      <text:list text:style-name="L1">
        <text:list-item text:start-value="1">
          <text:p text:style-name="P9">Interfacce e relazioni di u<text:span text:style-name="T1">so da altre </text:span>componenti:</text:p>
          <text:p text:style-name="P93"><text:tab/>....</text:p>
        </text:list-item>
      </text:list>
      <text:p text:style-name="P3"/>
      <text:list text:style-name="L1">
        <text:list-item text:start-value="1">
          <text:p text:style-name="P9">Attività svolte e dati trattati:</text:p>
          <text:list>
            <text:list-item>
              <text:p text:style-name="P9">Campi dati:</text:p>
              <text:list>
                <text:list-header>
                  <text:p text:style-name="P93">Nessuno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9">Costruttori:</text:p>
              <text:list>
                <text:list-header>
                  <text:p text:style-name="P93">Nessuno</text:p>
                </text:list-header>
              </text:list>
            </text:list-item>
          </text:list>
        </text:list-item>
      </text:list>
      <text:p text:style-name="P3"><text:tab/><text:tab/><text:tab/></text:p>
      <text:list text:style-name="L1">
        <text:list-item text:start-value="1">
          <text:list>
            <text:list-item text:start-value="1">
              <text:p text:style-name="P9">Metodi:</text:p>
              <text:list>
                <text:list-item>
                  <text:p text:style-name="P294">public void<text:span text:style-name="T9"> esegui()</text:span></text:p>
                </text:list-item>
              </text:list>
            </text:list-item>
          </text:list>
        </text:list-item>
      </text:list>
      <text:p text:style-name="P7"><text:span text:style-name="T3"><text:tab/><text:tab/><text:tab/></text:span><text:span text:style-name="T2">Metodo che simula l'esecuzione del processo che sta detenendo la <text:tab/><text:tab/><text:tab/>CPU. La simulazione dell'esecuzione avviene aumentando il numero <text:tab/><text:tab/><text:tab/>di istanti eseguiti di tale processo di un certo valore passato come <text:tab/><text:tab/><text:tab/><text:tab/>parametro, valore che viene calcolato dallo scheduler.</text:span></text:p>
      <text:p text:style-name="P29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12">public java.util.ArrayList getCodaPronti()</text:p>
                </text:list-item>
              </text:list>
            </text:list-item>
          </text:list>
        </text:list-item>
      </text:list>
      <text:p text:style-name="P8"><text:tab/><text:tab/><text:tab/>Metodo che ritorna un ArrayList contenente tutti i riferimenti a <text:tab/><text:tab/><text:tab/><text:tab/>Processo a cui sono associati i PCB contenuti nella coda dei pronti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3">public PCB estrai()</text:p>
                  <text:list>
                    <text:list-item>
                      <text:list>
                        <text:list-header>
                          <text:p text:style-name="P93">Rimuove il primo elemento dalla struttura dati definita nella classe che lo implementerà.</text:p>
                          <text:p text:style-name="P93"/>
                        </text:list-header>
                      </text:list>
                    </text:list-item>
                  </text:list>
                </text:list-item>
                <text:list-item>
                  <text:p text:style-name="P319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10">Scheduler</text:span></text:a><text:a xlink:type="simple" xlink:href="../../../../../../../../Docs/University/Ing_Software_mod_A/PoliticheOrdinamentoProcessi/logic/schedulazione/Scheduler.html"><text:span text:style-name="T4"> </text:span>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294">Metodo che imposta il campo dato di tipo Scheduler che dovrà essere previsto da ogni politica di ordinamento concreta che implementi direttamente questa interfaccia.</text:p>
                          <text:p text:style-name="P294"/>
                        </text:list-header>
                      </text:list>
                    </text:list-item>
                  </text:list>
                </text:list-item>
                <text:list-item>
                  <text:p text:style-name="P93">public void inserisci(PCB pcb)</text:p>
                  <text:list>
                    <text:list-item>
                      <text:list>
                        <text:list-header>
                          <text:p text:style-name="P93">Inserisce il PCB passato per riferimento nella struttura dati della classe che implementerà questa interfaccia.</text:p>
                        </text:list-header>
                      </text:list>
                    </text:list-item>
                  </text:list>
                  <text:p text:style-name="P93"/>
                </text:list-item>
                <text:list-item>
                  <text:p text:style-name="P93">public int size()</text:p>
                  <text:list>
                    <text:list-item>
                      <text:list>
                        <text:list-header>
                          <text:p text:style-name="P93">Ritorna il numero di PCB correnti presenti nella struttura dati definita nella classe che andrà ad implementarl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</text:p>
      <text:p text:style-name="P2"><text:soft-page-break/>ConQuanti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</text:span><text:span text:style-name="T2">Classe astratta che implementa l'interfaccia PoliticaOrdinamentoProcessi. Lo <text:tab/>scopo di questa classe è quello di definire una ulteriore caratteristica del <text:tab/>comportamento di una politica di ordinamento concreta. Una politica con <text:tab/>quanti stabilisce un intervallo di tempo (detto timeslice) durante il quale un <text:tab/>processo può eseguire. Alla scadenza del quanto di tempo, se il processo <text:tab/>non ha finito la sua esecuzione esso potrà essere re-inserito nella coda dei <text:tab/>processi pronti oppure continuare con la sua esecuzione a seconda di cosa <text:tab/>le classi concrete che implementano la presente prevedranno di fare.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rivate int contatore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2">Campo dato di tipo intero che indica per il processo attualmente in <text:tab/><text:tab/><text:tab/>esecuzione quante unità di tempo del quanto a sua disposizione sono <text:tab/><text:tab/><text:tab/>state sfruttate.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ConQuanti(int timeSlice):</text:p>
                </text:list-item>
              </text:list>
            </text:list-item>
          </text:list>
        </text:list-item>
      </text:list>
      <text:p text:style-name="P4"><text:tab/><text:tab/><text:tab/>costruttore della classe, che riceve come parametro il valore del <text:tab/><text:tab/><text:tab/><text:tab/>timeslice della politica.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int getContatore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2">Ritorna il valore del contatore che si occupa di quante unità di tempo, <text:tab/><text:tab/><text:tab/>rispetto al timeSlice sono state sfruttate dal processo in esecuzione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ublic int getTimeSlice():</text:p>
                </text:list-item>
              </text:list>
            </text:list-item>
          </text:list>
        </text:list-item>
      </text:list>
      <text:p text:style-name="P5"><text:bookmark-end text:name="DDE_LINK"/><text:span text:style-name="T3"><text:tab/><text:tab/><text:tab/></text:span><text:span text:style-name="T2">Ritorna il valore del campo dato timeSlice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ublic void reset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Azzera il valore del contatore dei quanti di tempo sfruttati dal PCB in <text:tab/><text:tab/><text:tab/>esecuzione</text:span><text:span text:style-name="T2">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ublic void setContatore(int contatore):</text:p>
                </text:list-item>
              </text:list>
            </text:list-item>
          </text:list>
        </text:list-item>
      </text:list>
      <text:p text:style-name="P4"><text:tab/><text:tab/><text:tab/>Setta il valore del contatore.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ublic void setTimeSlice(int timeSlice):</text:p>
                </text:list-item>
              </text:list>
            </text:list-item>
          </text:list>
        </text:list-item>
      </text:list>
      <text:p text:style-name="P252"><text:tab/><text:tab/><text:tab/>Setta il valore di timeslice.</text:p>
      <text:p text:style-name="P252"/>
      <text:p text:style-name="P252"/>
      <text:p text:style-name="P2">FCFS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oft-page-break/><text:span text:style-name="T3"><text:tab/>La classe FCFS implementa l'interfaccia PoliticaOrdinamentoProcessi e <text:tab/>rappresenta il funzionamento della politica di ordinamento First Come First <text:tab/>Served, tipica dei sistemi Batch. Questo tipo di politica ordina la coda dei <text:tab/>processi pronti secondo il loro tempo d'arrivo e li fa eseguire uno alla <text:tab/>volta fino al completamento. La classe possiede quindi una struttura dati di <text:tab/>tipo FIFO, contenente PCB, sulla quale vengono fatte le operazioni di <text:tab/>inserimento e di estrazione. Dunque, l'estrazione del PCB da mandare in <text:tab/>esecuzione sarà fatto in testa alla struttura mentre ogni nuovo PCB che <text:tab/>entra nello stato di pronto verrà inserito in coda.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IncrementaTempoScheduler dell'oggetto scheduler per <text:tab/>simulare l'esecuzione da parte del metodo che possiede la CPU, nel metodo <text:tab/>esegui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<text:span text:style-name="T3">protected java.utils.LinkedList codaPronti</text:span><text:span text:style-name="T3">:</text:span>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da dei processi pronti, si comporta come una coda FIFO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otected Scheduler scheduler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Riferimento allo scheduler.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FCFS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2">Costruttore che si occupa di inizializzare la struttura dati utilizzata per <text:tab/><text:tab/><text:tab/>rappresentare la coda dei processi pronti per l'esecuzione</text:span><text:span text:style-name="T3">.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void esegui():</text:p>
                </text:list-item>
              </text:list>
            </text:list-item>
          </text:list>
        </text:list-item>
      </text:list>
      <text:p text:style-name="P5"><text:span text:style-name="T3"><text:tab/><text:tab/><text:tab/>Simula l'esecuzione del processo che “possiede” la CPU</text:span><text:span text:style-name="T2">.</text:span></text:p>
      <text:p text:style-name="P5"><text:span text:style-name="T2"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12">public java.util.ArrayList getCodaPronti()</text:p>
                </text:list-item>
              </text:list>
            </text:list-item>
          </text:list>
        </text:list-item>
      </text:list>
      <text:p text:style-name="P8"><text:tab/><text:tab/><text:tab/>Metodo che ritorna un ArrayList contenente tutti i riferimenti a <text:tab/><text:tab/><text:tab/><text:tab/>Processo a cui sono associati i PCB contenuti nella coda dei pronti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3">public PCB estrai()</text:p>
                  <text:list>
                    <text:list-item>
                      <text:list>
                        <text:list-header>
                          <text:p text:style-name="P93">Rimuove il primo elemento dalla coda dei pronti.</text:p>
                          <text:p text:style-name="P93"/>
                        </text:list-header>
                      </text:list>
                    </text:list-item>
                  </text:list>
                </text:list-item>
                <text:list-item>
                  <text:p text:style-name="P319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10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294">Metodo che imposta il campo scheduler.</text:p>
                          <text:p text:style-name="P294"/>
                        </text:list-header>
                      </text:list>
                    </text:list-item>
                  </text:list>
                </text:list-item>
                <text:list-item>
                  <text:p text:style-name="P93">public void inserisci(PCB pcb)</text:p>
                  <text:list>
                    <text:list-item>
                      <text:list>
                        <text:list-header>
                          <text:p text:style-name="P93">Inserisce il PCB passato per riferimento nella coda dei pronti</text:p>
                        </text:list-header>
                      </text:list>
                    </text:list-item>
                  </text:list>
                  <text:p text:style-name="P93"/>
                </text:list-item>
                <text:list-item>
                  <text:p text:style-name="P93">public int size()</text:p>
                  <text:list>
                    <text:list-item>
                      <text:list>
                        <text:list-header>
                          <text:p text:style-name="P133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PCB</text:p>
      <text:p text:style-name="P2"><text:soft-page-break/></text:p>
      <text:list text:style-name="L2">
        <text:list-item text:start-value="1">
          <text:p text:style-name="P16">Tipo, obiettivo e funzione della classe/interfaccia:</text:p>
          <text:p text:style-name="P257"><text:span text:style-name="T3"><text:tab/>Classe che rappresenta un process control block, ovvero un particolare <text:tab/>oggetto che indicheremo con l'acronimo PCB e che si occupa di mantenere <text:tab/>memorizzati tutti i dati di un processo che evolvono col trascorrere della <text:tab/>simulazione. Istanze di questa classe perciò si occupano di memorizzare i <text:tab/>dati dinamici relativi a dei processi. Ogni processo sarà associato ad <text:tab/>un'istanza di questa classe e ogni istanza di questa classe sarà associata ad <text:tab/>uno ed un solo processo. Dunque dall'istanza di PCB potrà identificare in <text:tab/>modo univoco il processo associato, risalendo ai dati dinamici che lo <text:tab/>caratterizzano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TempoEsecuzione dell'oggetto processo per <text:tab/>determinare gli istanti da eseguire, al momento della creazione.</text:p>
          <text:list>
            <text:list-item>
              <text:list>
                <text:list-header>
                  <text:p text:style-name="P106"><text:span text:style-name="T3">Utilizza il metodo equals dell'oggetto processo per confrontare due processi rappresentati da due PCB.</text:span></text:p>
                </text:list-header>
              </text:list>
            </text:list-item>
          </text:list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tilizzata da ogni implementazione dell'interfaccia <text:tab/>PoliticaOrdinamentoProcessi per mantenere la lista dei PCB rappresentanti i <text:tab/>processi nello stato di ponto.</text:p>
        </text:list-item>
      </text:list>
      <text:p text:style-name="P4"><text:tab/><text:tab/>Viene utilizzata dalla classe Scheduler che crea ogni istanza di PCB a partire <text:tab/><text:tab/>da un processo che passa dallo stato “in arrivo” a quello “terminato”. Lo <text:tab/><text:tab/><text:tab/>Scheduler inoltre mantiene un riferimento al processo attualmente in <text:tab/><text:tab/><text:tab/>esecuzione e ad una lista di quelli terminati.</text:p>
      <text:p text:style-name="P4"><text:tab/><text:tab/>Viene utilizzata dalla classe Processore, che riceve dallo Scheduler un <text:tab/><text:tab/><text:tab/>riferimento al PCB in esecuzione, ne estrae i FrameMemoria necessari e <text:tab/><text:tab/><text:tab/>controlla che il PCB precedentemente in esecuzione non sia terminato.</text:p>
      <text:p text:style-name="P4"><text:tab/><text:tab/>Viene utilizzata dalla classe Istante, di cui ogni istanza memorizza il PCB in <text:tab/><text:tab/>esecuzione e quello appena terminato in un dato istante di tempo della <text:tab/><text:tab/><text:tab/>simulazione.</text:p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rivate int istantiDaEseguire:</text:p>
                </text:list-item>
              </text:list>
            </text:list-item>
          </text:list>
        </text:list-item>
      </text:list>
      <text:p text:style-name="P5"><text:span text:style-name="T3"><text:tab/><text:tab/><text:tab/>Campo dati contenente in ogni momento il numero totale di istanti <text:tab/><text:tab/><text:tab/><text:tab/>d'esecuzione che mancano al processo associato al PCB per <text:tab/><text:tab/><text:tab/><text:tab/>terminare la sua esecuzione. 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ivate int istantiEseguiti:</text:p>
                </text:list-item>
              </text:list>
            </text:list-item>
          </text:list>
        </text:list-item>
      </text:list>
      <text:p text:style-name="P5"><text:span text:style-name="T3"><text:tab/><text:tab/><text:tab/>Campo dati contenente per ogni unità di tempo il numero di istanti per <text:tab/><text:tab/><text:tab/>cui il processo associato al PCB ha eseguito. 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ivate Processo processo:</text:p>
                </text:list-item>
              </text:list>
            </text:list-item>
          </text:list>
        </text:list-item>
      </text:list>
      <text:p text:style-name="P5"><text:span text:style-name="T3"><text:tab/><text:tab/><text:tab/>Campo dati che si occupa di mantenere un riferimento al processo a <text:tab/><text:tab/><text:tab/>cui il PCB sarà associato.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PCB(Processo processo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si occupa di creare un'istanza della classe PCB. In esso <text:tab/><text:tab/><text:tab/>vengono inizializzati i campi dati processo, col processo da associare </text:span><text:soft-page-break/><text:span text:style-name="T3"><text:tab/><text:tab/><text:tab/>al PCB, e istantiDaEseguire, col valore totale degli istanti d'esecuzione <text:tab/><text:tab/><text:tab/>del processo. Gli altri campi della classe PCB verranno definiti con <text:tab/><text:tab/><text:tab/>inizializzazioni automatiche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boolean equals(java.lang.Object o):</text:p>
                </text:list-item>
              </text:list>
            </text:list-item>
          </text:list>
        </text:list-item>
      </text:list>
      <text:p text:style-name="P5"><text:span text:style-name="T3"><text:tab/><text:tab/><text:tab/>Metodo che permette di verificare se due oggetti di tipo PCB sono <text:tab/><text:tab/><text:tab/><text:tab/>uguali. Due oggetti PCB sono uguali solo se si riferiscono allo stesso <text:tab/><text:tab/><text:tab/>processo. Dunque il metodo al suo interno reinvoca il metodo equals <text:tab/><text:tab/><text:tab/>definito per la classe Processo.</text:span></text:p>
      <text:p text:style-name="P5"><text:span text:style-name="T2"/>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314">public int getIstantiDaEseguire()</text:p>
                </text:list-item>
              </text:list>
            </text:list-item>
          </text:list>
        </text:list-item>
      </text:list>
      <text:p text:style-name="Text_20_body"><text:span text:style-name="T3"><text:tab/><text:tab/><text:tab/></text:span><text:span text:style-name="T2">Metodo che ritorna il numero di istanti per cui il processo deve ancora <text:tab/><text:tab/><text:tab/>eseguire prima di terminare.</text:span> 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205">public int getIstantiEseguiti()</text:p>
                  <text:list>
                    <text:list-item>
                      <text:list>
                        <text:list-header>
                          <text:p text:style-name="P205">Ritorna il numero di istanti eseguiti dal processo associato.</text:p>
                          <text:p text:style-name="P205"/>
                        </text:list-header>
                      </text:list>
                    </text:list-item>
                  </text:list>
                </text:list-item>
                <text:list-item>
                  <text:p text:style-name="P321"><text:span text:style-name="T3">public Processo getRifProcesso()</text:span></text:p>
                  <text:list>
                    <text:list-item>
                      <text:list>
                        <text:list-header>
                          <text:p text:style-name="P299">Metodo che permette d'accedere al valore del campo dati processo.</text:p>
                          <text:p text:style-name="P299"/>
                        </text:list-header>
                      </text:list>
                    </text:list-item>
                  </text:list>
                </text:list-item>
                <text:list-item>
                  <text:p text:style-name="P205">public void incIstantiEseguiti()</text:p>
                  <text:list>
                    <text:list-item>
                      <text:list>
                        <text:list-header>
                          <text:p text:style-name="P205">Metodo che incrementa gli istantiEseguiti e decrementa gli istantiDaEseguire di un'unità di tempo.</text:p>
                        </text:list-header>
                      </text:list>
                    </text:list-item>
                  </text:list>
                  <text:p text:style-name="P205"/>
                </text:list-item>
              </text:list>
            </text:list-item>
          </text:list>
        </text:list-item>
      </text:list>
      <text:p text:style-name="P3"/>
      <text:p text:style-name="P2">Priorita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Questa classe implementa la politica di ordinamento con priorità, politica che <text:tab/>richiede che i PCB da gestire siano associati ad oggetti di tipo <text:tab/>ProcessoConPriorita, in quanto l'ordinamento della coda dei pronti si basa <text:tab/>sulla priorità. La coda dei PCB pronti è ordinata per priorità decrescente e <text:tab/>viene estratto il PCB con priorità maggiore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Nessuna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rotected java.utils.LinkedList codaPronti:</text:p>
                </text:list-item>
              </text:list>
            </text:list-item>
          </text:list>
        </text:list-item>
      </text:list>
      <text:p text:style-name="P5"><text:span text:style-name="T3"><text:tab/><text:tab/><text:tab/>Coda dei processi pronti, si comporta come una coda FIFO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otected Scheduler scheduler:</text:p>
                </text:list-item>
              </text:list>
            </text:list-item>
          </text:list>
        </text:list-item>
      </text:list>
      <text:p text:style-name="P5"><text:span text:style-name="T3"><text:tab/><text:tab/><text:tab/>Riferimento allo scheduler.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Priorita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2">Costruttore che si occupa di inizializzare la struttura dati utilizzata per </text:span><text:soft-page-break/><text:span text:style-name="T2"><text:tab/><text:tab/><text:tab/>rappresentare la coda dei processi pronti per l'esecuzione</text:span><text:span text:style-name="T3">.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void esegui():</text:p>
                </text:list-item>
              </text:list>
            </text:list-item>
          </text:list>
        </text:list-item>
      </text:list>
      <text:p text:style-name="P5"><text:span text:style-name="T3"><text:tab/><text:tab/><text:tab/>Simula l'esecuzione del processo che “possiede” la CPU</text:span><text:span text:style-name="T2">.</text:span></text:p>
      <text:p text:style-name="P5"><text:span text:style-name="T2"/></text:p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315">public java.util.ArrayList getCodaPronti()</text:p>
                </text:list-item>
              </text:list>
            </text:list-item>
          </text:list>
        </text:list-item>
      </text:list>
      <text:p text:style-name="P8"><text:tab/><text:tab/><text:tab/>Metodo che ritorna un ArrayList contenente tutti i riferimenti a <text:tab/><text:tab/><text:tab/><text:tab/>Processo a cui sono associati i PCB contenuti nella coda dei pronti</text:p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210">public PCB estrai()</text:p>
                  <text:list>
                    <text:list-item>
                      <text:list>
                        <text:list-header>
                          <text:p text:style-name="P210">Estrae il PCB che deve eseguire. In particolare questo è il primo della coda, ossia il PCB con priorità maggiore. </text:p>
                          <text:p text:style-name="P210"/>
                        </text:list-header>
                      </text:list>
                    </text:list-item>
                  </text:list>
                </text:list-item>
                <text:list-item>
                  <text:p text:style-name="P322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10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01">Metodo che imposta il campo scheduler.</text:p>
                          <text:p text:style-name="P301"/>
                        </text:list-header>
                      </text:list>
                    </text:list-item>
                  </text:list>
                </text:list-item>
                <text:list-item>
                  <text:p text:style-name="P210">public void inserisci(PCB pcb)</text:p>
                  <text:list>
                    <text:list-item>
                      <text:list>
                        <text:list-header>
                          <text:p text:style-name="P210">Metodo che effettua l'inserimento di un PCB nella coda dei processi pronti. L'inserimento mantiene la coda ordinata per priorità decrescente. </text:p>
                        </text:list-header>
                      </text:list>
                    </text:list-item>
                  </text:list>
                  <text:p text:style-name="P210"/>
                </text:list-item>
                <text:list-item>
                  <text:p text:style-name="P210">public int size()</text:p>
                  <text:list>
                    <text:list-item>
                      <text:list>
                        <text:list-header>
                          <text:p text:style-name="P145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2">RR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Classe concreta, estende la classe astratta ConQuanti e implementa <text:tab/>l'interfaccia PoliticaOrdinamentoProcessi. Questa classe ha il compito di <text:tab/>simulare una politica di ordinamento per sistemi interattivi. La politica Round <text:tab/>Robin, è una politica con ordinamento a quanti, ovvero ogni processo <text:tab/>esegue per al più un quanto di tempo alla volta. La struttura dati su cui <text:tab/>vengono mantenuti i processi pronti diventa quindi una lista circolare di <text:tab/>processi. L'inserimento viene sempre fatto in coda a questa lista, mentre <text:tab/>l'estrazione dalla testa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IncrementaTempoScheduler dell'oggetto scheduler per <text:tab/>simulare l'esecuzione da parte del metodo che possiede la CPU, nel metodo <text:tab/>esegui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rotected java.utils.LinkedList codaPronti:</text:p>
                </text:list-item>
              </text:list>
            </text:list-item>
          </text:list>
        </text:list-item>
      </text:list>
      <text:p text:style-name="P5"><text:span text:style-name="T3"><text:tab/><text:tab/><text:tab/>Coda dei processi pronti, si comporta come una coda FIFO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otected Scheduler scheduler:</text:p>
                </text:list-item>
              </text:list>
            </text:list-item>
          </text:list>
        </text:list-item>
      </text:list>
      <text:p text:style-name="P5"><text:soft-page-break/><text:span text:style-name="T3"><text:tab/><text:tab/><text:tab/>Riferimento allo scheduler.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268"><text:span text:style-name="T3">private PCB ultimoEseguito:</text:span></text:p>
                </text:list-item>
              </text:list>
            </text:list-item>
          </text:list>
        </text:list-item>
      </text:list>
      <text:p text:style-name="P5"><text:span text:style-name="T3"><text:tab/><text:tab/><text:tab/>Riferimento dell'ultimo PCB mandato in esecuzione. Servirà nel <text:tab/><text:tab/><text:tab/><text:tab/>metodo esegui e, nel caso ultimoEseguito e il PCB in esecuzione <text:tab/><text:tab/><text:tab/><text:tab/>fossero differenti, deve essere resettato il contatore. 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RR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><text:span text:style-name="T3"/></text:p>
      <text:list text:style-name="L2">
        <text:list-item>
          <text:list>
            <text:list-item>
              <text:list>
                <text:list-item>
                  <text:p text:style-name="P120">public RR(int timeSlice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che riceve come parametro un intero rappresentante il <text:tab/><text:tab/><text:tab/><text:tab/>valore di time slice scelto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void esegui():</text:p>
                </text:list-item>
              </text:list>
            </text:list-item>
          </text:list>
        </text:list-item>
      </text:list>
      <text:p text:style-name="P5"><text:span text:style-name="T3"><text:tab/><text:tab/><text:tab/>Simula l'esecuzione del processo che “possiede” la CPU</text:span><text:span text:style-name="T2">.</text:span></text:p>
      <text:p text:style-name="P5"><text:span text:style-name="T2"/></text:p>
      <text:list text:style-name="L5">
        <text:list-item text:start-value="1">
          <text:list>
            <text:list-item text:start-value="1">
              <text:list>
                <text:list-item text:start-value="1">
                  <text:p text:style-name="P316">public java.util.ArrayList getCodaPronti()</text:p>
                </text:list-item>
              </text:list>
            </text:list-item>
          </text:list>
        </text:list-item>
      </text:list>
      <text:p text:style-name="P8"><text:tab/><text:tab/><text:tab/>Metodo che ritorna un ArrayList contenente tutti i riferimenti a <text:tab/><text:tab/><text:tab/><text:tab/>Processo a cui sono associati i PCB contenuti nella coda dei pronti</text:p>
      <text:list text:style-name="L5">
        <text:list-item text:start-value="1">
          <text:list>
            <text:list-item text:start-value="1">
              <text:list>
                <text:list-item text:start-value="1">
                  <text:p text:style-name="P218">public PCB estrai()</text:p>
                  <text:list>
                    <text:list-item>
                      <text:list>
                        <text:list-header>
                          <text:p text:style-name="P218">Rimuove il primo elemento dalla coda dei pronti.</text:p>
                          <text:p text:style-name="P218"/>
                        </text:list-header>
                      </text:list>
                    </text:list-item>
                  </text:list>
                </text:list-item>
                <text:list-item>
                  <text:p text:style-name="P323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10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03">Metodo che imposta il campo scheduler.</text:p>
                          <text:p text:style-name="P303"/>
                        </text:list-header>
                      </text:list>
                    </text:list-item>
                  </text:list>
                </text:list-item>
                <text:list-item>
                  <text:p text:style-name="P218">public void inserisci(PCB pcb)</text:p>
                  <text:list>
                    <text:list-item>
                      <text:list>
                        <text:list-header>
                          <text:p text:style-name="P218">Inserisce il PCB passato per riferimento nella coda dei pronti</text:p>
                        </text:list-header>
                      </text:list>
                    </text:list-item>
                  </text:list>
                  <text:p text:style-name="P218"/>
                </text:list-item>
                <text:list-item>
                  <text:p text:style-name="P218">public int size()</text:p>
                  <text:list>
                    <text:list-item>
                      <text:list>
                        <text:list-header>
                          <text:p text:style-name="P152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RRConPriorita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Classe concreta, estende la classe astratta ConQuanti, e implementa <text:tab/>l'interfaccia PoliticaOrdinamentoProcessi. Questa classe ha il compito di <text:tab/>simulare una politica di ordinamento Round Robin con priorità. Questa è una <text:tab/>politica con ordinamento a quanti, ovvero ogni processo esegue per al più un <text:tab/>quanto di tempo alla volta. La particolarità di questa politica, a differenza di <text:tab/>quella Round Robin, è che i processi vengono mantenuti in una struttura dati <text:tab/>ordinata per priorità. Ogni processo coinvolto in questa politica, ha infatti un <text:tab/>valore di priorità proprio, che determina in quale lista della struttura dati <text:tab/>questo deve essere inserito. L'estrazione di un PCB associato ad un <text:tab/>processo, procederà cercando quello con priorità più alta. Al termine della <text:tab/>sua esecuzione il PCB verrà rimesso in coda alla lista da cui Ã¨ stato <text:tab/>estratto. La politica non prevede prerilascio per priorità, quindi se durante <text:tab/>l'esecuzione di un processo con priorità bassa, ne arrivasse uno con priorità <text:tab/>più alta, il primo rimarrebbe in esecuzione fino al termine del quanto di tempo </text:span><text:soft-page-break/><text:span text:style-name="T3"><text:tab/>a sua disposizione, mentre l'altro verrebbe inserito nella coda dei pronti. Non <text:tab/>capiterà che un PCB con priorità bassa vada in esecuzione prima di un PCB <text:tab/>con priorità alta, già presente nella coda dei pronti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Priorita della classe ProcessoConPriorita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rotected java.utils.LinkedList codaPronti:</text:p>
                </text:list-item>
              </text:list>
            </text:list-item>
          </text:list>
        </text:list-item>
      </text:list>
      <text:p text:style-name="P5"><text:span text:style-name="T3"><text:tab/><text:tab/><text:tab/>Coda dei processi pronti, si comporta come una coda FIFO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otected Scheduler scheduler:</text:p>
                </text:list-item>
              </text:list>
            </text:list-item>
          </text:list>
        </text:list-item>
      </text:list>
      <text:p text:style-name="P5"><text:span text:style-name="T3"><text:tab/><text:tab/><text:tab/>Riferimento allo scheduler.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268"><text:span text:style-name="T3">private PCB ultimoEseguito:</text:span></text:p>
                </text:list-item>
              </text:list>
            </text:list-item>
          </text:list>
        </text:list-item>
      </text:list>
      <text:p text:style-name="P5"><text:span text:style-name="T3"><text:tab/><text:tab/><text:tab/>Riferimento dell'ultimo PCB mandato in esecuzione. Servirà nel <text:tab/><text:tab/><text:tab/><text:tab/>metodo esegui e, nel caso ultimoEseguito e il PCB in esecuzione <text:tab/><text:tab/><text:tab/><text:tab/>fossero differenti, deve essere resettato il contatore. 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RRConPriorita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><text:span text:style-name="T3"/></text:p>
      <text:list text:style-name="L2">
        <text:list-item>
          <text:list>
            <text:list-item>
              <text:list>
                <text:list-item>
                  <text:p text:style-name="P120">public RRConPriorita(int timeSlice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che riceve come parametro un intero rappresentante il <text:tab/><text:tab/><text:tab/><text:tab/>valore di time slice scelto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void esegui():</text:p>
                </text:list-item>
              </text:list>
            </text:list-item>
          </text:list>
        </text:list-item>
      </text:list>
      <text:p text:style-name="P5"><text:span text:style-name="T3"><text:tab/><text:tab/><text:tab/>Simula l'esecuzione del processo che “possiede” la CPU</text:span><text:span text:style-name="T2">.</text:span></text:p>
      <text:p text:style-name="P5"><text:span text:style-name="T2"/></text:p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317">public java.util.ArrayList getCodaPronti()</text:p>
                </text:list-item>
              </text:list>
            </text:list-item>
          </text:list>
        </text:list-item>
      </text:list>
      <text:p text:style-name="P8"><text:tab/><text:tab/><text:tab/>Metodo che ritorna un ArrayList contenente tutti i riferimenti a <text:tab/><text:tab/><text:tab/><text:tab/>Processo a cui sono associati i PCB contenuti nella coda dei pronti</text:p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224">public PCB estrai()</text:p>
                  <text:list>
                    <text:list-item>
                      <text:list>
                        <text:list-header>
                          <text:p text:style-name="P224">Estrae e ritorna il PCB del processo che deve andare in esecuzione. L'estrazione viene fatta cercando il PCB con priorità maggiore all'interno della codaPronti. </text:p>
                          <text:p text:style-name="P224"/>
                        </text:list-header>
                      </text:list>
                    </text:list-item>
                  </text:list>
                </text:list-item>
                <text:list-item>
                  <text:p text:style-name="P324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10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05">Metodo che imposta il campo scheduler.</text:p>
                          <text:p text:style-name="P305"/>
                        </text:list-header>
                      </text:list>
                    </text:list-item>
                  </text:list>
                </text:list-item>
                <text:list-item>
                  <text:p text:style-name="P224">public void inserisci(PCB pcb)</text:p>
                  <text:list>
                    <text:list-item>
                      <text:list>
                        <text:list-header>
                          <text:p text:style-name="P224">Inserisce il PCB passato per riferimento nella coda dei pronti</text:p>
                        </text:list-header>
                      </text:list>
                    </text:list-item>
                  </text:list>
                  <text:p text:style-name="P224"/>
                </text:list-item>
                <text:list-item>
                  <text:p text:style-name="P224">public int size()</text:p>
                  <text:list>
                    <text:list-item>
                      <text:list>
                        <text:list-header>
                          <text:p text:style-name="P159"><text:soft-page-break/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RRConPrioritaConPrerilascio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Classe concreta che estende la classe concreta RRConPriorita. Questa <text:tab/>classe ha il compito di simulare una politica di ordinamento per sistemi <text:tab/>interattivi, più precisamente la politica Round Robin con priorità e con <text:tab/>prerilascio per priorità. Questa è una politica con ordinamento a quanti, <text:tab/>ovvero ogni processo esegue per al più un quanto di tempo alla volta. La <text:tab/>particolarità di questa politica, a differenza di quella Round Robin, è che i <text:tab/>processi vengono mantenuti in una struttura dati ordinata per priorità. Ogni <text:tab/>processo coinvolto in questa politica, ha infatti un valore di priorità proprio, <text:tab/>che determina in quale lista della struttura dati questo deve essere inserito. <text:tab/>L'estrazione di un PCB associato ad un processo, procederà cercando quello <text:tab/>con priorità più alta. Al termine della sua esecuzione il PCB verrà rimesso in <text:tab/>coda alla lista da cui è stato estratto. La politica, a differenza di quella da cui <text:tab/>deriva, prevede prerilascio per priorità, quindi nel caso stesse eseguendo un <text:tab/>processo con priorità bassa, e ne arrivasse uno con priorità più alta, il primo <text:tab/>verrebbe rimesso nella coda dei pronti, e mandato in esecuzione quello <text:tab/>appena arrivato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Priorita della classe ProcessoConPriorita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header>
                  <text:p text:style-name="P268"><text:span text:style-name="T3">Nessuno</text:span></text:p>
                </text:list-header>
              </text:list>
            </text:list-item>
          </text:list>
        </text:list-item>
      </text:list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RRConPrioritaConPrerilascio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><text:span text:style-name="T3"/></text:p>
      <text:list text:style-name="L2">
        <text:list-item>
          <text:list>
            <text:list-item>
              <text:list>
                <text:list-item>
                  <text:p text:style-name="P120">public RRConPrioritaConPrerilascio(int timeSlice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che riceve come parametro un intero rappresentante il <text:tab/><text:tab/><text:tab/><text:tab/>valore di time slice scelto. </text:span></text:p>
      <text:p text:style-name="P4"/>
      <text:list text:style-name="L2">
        <text:list-item text:start-value="1">
          <text:list>
            <text:list-item text:start-value="1">
              <text:p text:style-name="P120">Metodi: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32">public void inserisci(PCB pcb)</text:p>
                  <text:list>
                    <text:list-item>
                      <text:list>
                        <text:list-header>
                          <text:p text:style-name="P232">Metodo per inserire un nuovo PCB pronto all'interno della struttura dati. Prima di inserire il PCB del processo pronto nella codaPronti, viene controllato se la priorità di quest'ultimo è maggiore del PCB del processo che sta eseguendo. In questo caso il PCB del processo in esecuzione viene reinserito nella coda dei pronti e viene schedulato quello appena arrivato. Altrimenti il PCB passato come parametro viene inserito come avviene nello stesso metodo della classe RRConPriorita. </text:p>
                        </text:list-header>
                      </text:list>
                    </text:list-item>
                  </text:list>
                  <text:p text:style-name="P232"><text:soft-page-break/></text:p>
                </text:list-item>
                <text:list-item>
                  <text:p text:style-name="P325"><text:span text:style-name="T11">public PCB minore(PCB pronto, PCB inEsecuzione)</text:span></text:p>
                  <text:list>
                    <text:list-header>
                      <text:p text:style-name="P232">Metodo di confronto tra due PCB, vengono confrontate le priorità dei PCB passati come parametri. </text:p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2">SJF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Classe concreta. Questa classe rappresenta la politica di ordinamento <text:tab/>Shortest Job First, che viene usualmente applicata nei sistemi Batch. Essa <text:tab/>richiede la conoscenza dei tempi di esecuzione infatti viene eseguito sempre <text:tab/>il lavoro più breve. Ovviamente, non è equo con i lavori non presenti all'inizio, <text:tab/>a differenza della classe che estenderà questa politica (SRTF). La struttura <text:tab/>dati che conterrà i processi pronti sarà quindi ordinata per tempi di <text:tab/>esecuzione crescenti. <text:s/>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IstantiDaEseguire della classe PCB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rotected java.utils.LinkedList codaPronti:</text:p>
                </text:list-item>
              </text:list>
            </text:list-item>
          </text:list>
        </text:list-item>
      </text:list>
      <text:p text:style-name="P5"><text:span text:style-name="T3"><text:tab/><text:tab/><text:tab/>Coda dei processi pronti, è ordinata per tempo di esecuzione <text:tab/><text:tab/><text:tab/><text:tab/>crescente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rotected Scheduler scheduler:</text:p>
                </text:list-item>
              </text:list>
            </text:list-item>
          </text:list>
        </text:list-item>
      </text:list>
      <text:p text:style-name="P5"><text:span text:style-name="T3"><text:tab/><text:tab/><text:tab/>Riferimento allo scheduler.</text:span></text:p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SJF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  <text:list>
                <text:list-item>
                  <text:p text:style-name="P120">public void esegui():</text:p>
                </text:list-item>
              </text:list>
            </text:list-item>
          </text:list>
        </text:list-item>
      </text:list>
      <text:p text:style-name="P5"><text:span text:style-name="T3"><text:tab/><text:tab/><text:tab/>Simula l'esecuzione del processo che “possiede” la CPU</text:span><text:span text:style-name="T2">.</text:span></text:p>
      <text:p text:style-name="P5"><text:span text:style-name="T2"/></text:p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318">public java.util.ArrayList getCodaPronti()</text:p>
                </text:list-item>
              </text:list>
            </text:list-item>
          </text:list>
        </text:list-item>
      </text:list>
      <text:p text:style-name="P8"><text:tab/><text:tab/><text:tab/>Metodo che ritorna un ArrayList contenente tutti i riferimenti a <text:tab/><text:tab/><text:tab/><text:tab/>Processo a cui sono associati i PCB contenuti nella coda dei pronti</text:p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236">public PCB estrai()</text:p>
                  <text:list>
                    <text:list-item>
                      <text:list>
                        <text:list-header>
                          <text:p text:style-name="P236">Rimuove il primo elemento dalla coda dei pronti.</text:p>
                          <text:p text:style-name="P236"/>
                        </text:list-header>
                      </text:list>
                    </text:list-item>
                  </text:list>
                </text:list-item>
                <text:list-item>
                  <text:p text:style-name="P326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10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07">Metodo che imposta il campo scheduler.</text:p>
                          <text:p text:style-name="P307"/>
                        </text:list-header>
                      </text:list>
                    </text:list-item>
                  </text:list>
                </text:list-item>
                <text:list-item>
                  <text:p text:style-name="P236">public void inserisci(PCB pcb)</text:p>
                  <text:list>
                    <text:list-item>
                      <text:list>
                        <text:list-header>
                          <text:p text:style-name="P236">Inserisce un nuovo PCB nella coda dei processi pronti. Viene <text:soft-page-break/>effettuato mantenendo la struttura dati ordinata per tempo di esecuzione crescente. </text:p>
                        </text:list-header>
                      </text:list>
                    </text:list-item>
                  </text:list>
                  <text:p text:style-name="P236"/>
                </text:list-item>
                <text:list-item>
                  <text:p text:style-name="P236">public int size()</text:p>
                  <text:list>
                    <text:list-item>
                      <text:list>
                        <text:list-header>
                          <text:p text:style-name="P169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SRTN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Classe concreta che estende la classe SJF. La classe SRTN implementa la <text:tab/>politica di ordinamento Shortest Remaining Time Next, ovvero una politica <text:tab/>con prerilascio per sistemi Batch. Eredita i metodi esegui(), estrai(), size() e <text:tab/>getCodaPronti() dalla classe superiore, mentre implementa il metodo <text:tab/>minore(PCB a, PCB b) Questa politica di ordinamento ha un comportamento <text:tab/>simile alla politica SJF, ma applica il prerilascio quando arriva un PCB con <text:tab/>tempo di esecuzione minore rispetto a quello che sta eseguendo. I PCB <text:tab/>vengono mantenuti ordinati rispetto al tempo di esecuzione in maniera <text:tab/>crescente, su una struttura dati. L'estrazione invece viene fatta dalla testa <text:tab/>della struttura dati, proprio perché questa viene mantenuta ordinata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IstantiDaEseguire della classe PCB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header>
                  <text:p text:style-name="P268"><text:span text:style-name="T3">Nessuno.</text:span></text:p>
                </text:list-header>
              </text:list>
            </text:list-item>
          </text:list>
        </text:list-item>
      </text:list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SRTN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, richiama i costruttori della classe superiore (SJF), e crea <text:tab/><text:tab/><text:tab/>la struttura dati per implementare la politica di ordinamento SRTN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25"><text:span text:style-name="T11">public PCB minore(PCB pronto, PCB inEsecuzione)</text:span></text:p>
                  <text:list>
                    <text:list-item>
                      <text:list>
                        <text:list-header>
                          <text:p text:style-name="P172"><text:span text:style-name="T2">Metodo di confronto tra due PCB, vengono confrontati i tempi di esecuzione dei PCB passati come parametri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9"/>
                        </text:list-header>
                      </text:list>
                    </text:list-item>
                  </text:list>
                </text:list-item>
                <text:list-item>
                  <text:p text:style-name="P243">public void inserisci(PCB pcb)</text:p>
                  <text:list>
                    <text:list-item>
                      <text:list>
                        <text:list-header>
                          <text:p text:style-name="P243">Inserisce un nuovo PCB pronto all'interno della struttura dati. Prima di inserire il PCB del processo pronto nella codaPronti, viene controllato se il tempo di esecuzione di quest'ultimo è minore del PCB del processo che sta eseguendo. In questo caso il PCB del processo in esecuzione viene reinserito nella coda dei pronti e viene schedulato quello appena arrivato. Altrimenti il PCB passato come parametro viene inserito come avviene nello stesso metodo della classe SJF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Scheduler</text:p>
      <text:p text:style-name="P2"/>
      <text:list text:style-name="L2">
        <text:list-item text:start-value="1">
          <text:p text:style-name="P16"><text:soft-page-break/>Tipo, obiettivo e funzione della classe/interfaccia:</text:p>
          <text:p text:style-name="P257"><text:span text:style-name="T3"><text:tab/></text:span><text:span text:style-name="T3">Questa classe implementa i meccanismi necessari per realizzare una <text:tab/>simulazione discreta di processi in un elaboratore multi-programmato. </text:span><text:span text:style-name="T2">Lo <text:tab/>Scheduler viene interrogato per ogni istante dal Processore, a cui ritorna un <text:tab/>riferimento al PCB correntemente in esecuzione, che potrà essere un <text:tab/>riferimento nullo nel caso in cui nessun processo abbia il controllo della CPU. <text:tab/>L'esecuzione dei vari processi avverrà in maniera specializzata a seconda <text:tab/>della politica di ordinamento scelta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TempoArrivo della classe Processo.</text:p>
          <text:list>
            <text:list-item>
              <text:list>
                <text:list-header>
                  <text:p text:style-name="P106">Utilizza il metodo inserisci, esegui ed estrai di PoliticaOrdinamentoProcessi.</text:p>
                  <text:p text:style-name="P106">Utilizza il metodo incIstantiEseguiti, getIstantiDaEseguire e getRifProcesso di PCB.</text:p>
                </text:list-header>
              </text:list>
            </text:list-item>
          </text:list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'interfaccia PoliticaOrdinamentoProcessi, da tutte le sue <text:tab/>implementazioni e dal Processore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item>
                  <text:p text:style-name="P120">package boolean fineSimulazione:</text:p>
                </text:list-item>
              </text:list>
            </text:list-item>
          </text:list>
        </text:list-item>
      </text:list>
      <text:p text:style-name="P5"><text:span text:style-name="T3"><text:tab/><text:tab/><text:tab/>Indica se la simulazione è giunta al termine o meno. 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ackage PCB PCBCorrente:</text:p>
                </text:list-item>
              </text:list>
            </text:list-item>
          </text:list>
        </text:list-item>
      </text:list>
      <text:p text:style-name="P5"><text:span text:style-name="T3"><text:tab/><text:tab/><text:tab/>Il PCBCorrente rappresenta il PCB che, all'istante definito nella <text:tab/><text:tab/><text:tab/><text:tab/>variabile tempoCorrente, è nello stato di esecuzione. <text:s/>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268"><text:span text:style-name="T3">package PoliticaOrdinamentoProcessi politicaOrdinamento:</text:span></text:p>
                  <text:list>
                    <text:list-item>
                      <text:list>
                        <text:list-header>
                          <text:p text:style-name="P268"><text:span text:style-name="T3">Questo campo dati specifica la politica di schedulazione che si intende utilizzare per lo scheduler. </text:span></text:p>
                          <text:p text:style-name="P268"><text:span text:style-name="T3"/></text:p>
                        </text:list-header>
                      </text:list>
                    </text:list-item>
                  </text:list>
                </text:list-item>
                <text:list-item>
                  <text:p text:style-name="P120">package java.util.LinkedList processiInArrivo:</text:p>
                </text:list-item>
              </text:list>
            </text:list-item>
          </text:list>
        </text:list-item>
      </text:list>
      <text:p text:style-name="P5"><text:span text:style-name="T3"><text:tab/><text:tab/><text:tab/>Contiene la lista dei processi da attivare, ordinata per tempo di arrivo.</text:span></text:p>
      <text:p text:style-name="P5"><text:span text:style-name="T3"/></text:p>
      <text:list text:style-name="L2">
        <text:list-item>
          <text:list>
            <text:list-item>
              <text:list>
                <text:list-item>
                  <text:p text:style-name="P120">package java.util.ArrayList processiTerminati:</text:p>
                </text:list-item>
              </text:list>
            </text:list-item>
          </text:list>
        </text:list-item>
      </text:list>
      <text:p text:style-name="P5"><text:span text:style-name="T3"><text:tab/><text:tab/><text:tab/>Questo campo dati contiene la coda dei processi terminati in ordine di <text:tab/><text:tab/><text:tab/>terminazione. <text:s text:c="2"/>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ackage PCB PCBCorrente:</text:p>
                </text:list-item>
              </text:list>
            </text:list-item>
          </text:list>
        </text:list-item>
      </text:list>
      <text:p text:style-name="P5"><text:span text:style-name="T3"><text:tab/><text:tab/><text:tab/>Il PCBCorrente rappresenta il PCB che, all'istante definito nella <text:tab/><text:tab/><text:tab/><text:tab/>variabile tempoCorrente, è nello stato di esecuzione. <text:s/>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268"><text:span text:style-name="T3">package int tempoCorrente:</text:span></text:p>
                  <text:list>
                    <text:list-item>
                      <text:list>
                        <text:list-header>
                          <text:p text:style-name="P268"><text:span text:style-name="T3">E' il contatore interno dello Scheduler.</text:span></text:p>
                          <text:p text:style-name="P268"><text:span text:style-name="T3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ackage int[] tempoEvento:</text:p>
                </text:list-item>
              </text:list>
            </text:list-item>
          </text:list>
        </text:list-item>
      </text:list>
      <text:p text:style-name="P5"><text:span text:style-name="T3"><text:tab/><text:tab/><text:tab/>Questa struttura serve per memorizzare i tempi dei due eventi che <text:tab/><text:tab/><text:tab/>possono ricorrere in questa simulazione di schedulazione: l'arrivo e la <text:tab/><text:tab/><text:tab/>terminazione di un processo.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268"><text:span text:style-name="T3">package int tempoProssimoEvento:</text:span></text:p>
                  <text:list>
                    <text:list-item>
                      <text:list>
                        <text:list-header>
                          <text:p text:style-name="P268"><text:soft-page-break/><text:span text:style-name="T3">Salva il valore ritornato dal metodo tempoProssimoEvento()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3"/></text:p>
      <text:list text:style-name="L2">
        <text:list-item>
          <text:list>
            <text:list-item>
              <text:list>
                <text:list-header>
                  <text:p text:style-name="P268"><text:span text:style-name="T3"><text:tab/><text:tab/></text:span></text:p>
                </text:list-header>
              </text:list>
            </text:list-item>
          </text:list>
        </text:list-item>
      </text:list>
      <text:p text:style-name="P4"/>
      <text:list text:style-name="L2">
        <text:list-item text:start-value="1">
          <text:list>
            <text:list-item text:start-value="1">
              <text:p text:style-name="P16">Costruttori:</text:p>
            </text:list-item>
          </text:list>
        </text:list-item>
        <text:list-item>
          <text:p text:style-name="P268"><text:span text:style-name="T3">public Scheduler(PoliticaOrdin</text:span><text:span text:style-name="T3">amentoProcessi <text:s/></text:span><text:span text:style-name="Source_20_Text"><text:span text:style-name="T2">politicaOrdinamento, <text:tab/><text:tab/><text:tab/><text:tab/><text:tab/>java.util.LinkedList processiInArrivo</text:span></text:span><text:span text:style-name="T3">):</text:span></text:p>
        </text:list-item>
      </text:list>
      <text:p text:style-name="P5"><text:span text:style-name="T3"><text:tab/><text:tab/><text:tab/>L'unico costruttore della classe</text:span><text:span text:style-name="T3">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328"><text:span text:style-name="T11">package void attivaProcesso()</text:span></text:p>
                  <text:list>
                    <text:list-item>
                      <text:list>
                        <text:list-header>
                          <text:p text:style-name="P174">Questo metodo si occupa di attivare un nuovo processo arrivato prendendo il primo della lista dei processi in arrivo, ne crea il PCB e lo inserisce nella lista dei pronti a seconda della politica di schedulazione scelta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0"/>
                        </text:list-header>
                      </text:list>
                    </text:list-item>
                  </text:list>
                </text:list-item>
                <text:list-item>
                  <text:p text:style-name="P245">public boolean eseguiAttivazione()</text:p>
                  <text:list>
                    <text:list-item>
                      <text:list>
                        <text:list-header>
                          <text:p text:style-name="P245">Questo metodo invocato dal Processore si occupa di preparare il prossimo PCB in esecuzione. Ritorna true se alla fine della sua esecuzione non è disponibile un PCB in esecuzione, false altrimenti. </text:p>
                          <text:p text:style-name="P24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20">public void eseguiIncremento():</text:p>
                </text:list-item>
              </text:list>
            </text:list-item>
          </text:list>
        </text:list-item>
      </text:list>
      <text:p text:style-name="P5"><text:span text:style-name="T3"><text:tab/><text:tab/><text:tab/>Questo metodo viene invocato dallo scheduler solo nel caso ci sia un <text:tab/><text:tab/><text:tab/>PCB che può eseguire e fa progredire la simulazione. </text:span></text:p>
      <text:p text:style-name="P5"><text:span text:style-name="T3"/></text:p>
      <text:list text:style-name="L2">
        <text:list-item>
          <text:list>
            <text:list-item>
              <text:list>
                <text:list-item>
                  <text:p text:style-name="P120">public boolean fineSimulazione():</text:p>
                </text:list-item>
              </text:list>
            </text:list-item>
          </text:list>
        </text:list-item>
      </text:list>
      <text:p text:style-name="P5"><text:span text:style-name="T3"><text:tab/><text:tab/><text:tab/>Questo metodo ritorna lo stato della simulazione.</text:span></text:p>
      <text:p text:style-name="P4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ublic PCB getPCBCorrente:</text:p>
                </text:list-item>
              </text:list>
            </text:list-item>
          </text:list>
        </text:list-item>
      </text:list>
      <text:p text:style-name="P5"><text:span text:style-name="T3"><text:tab/><text:tab/><text:tab/>Ritorna il PCB attualmente nello stato di esecuzione. </text:span></text:p>
      <text:p text:style-name="P5"><text:span text:style-name="T3"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268"><text:span text:style-name="T3">public PoliticaOrdinamentoProcessi getPoliticaOrdinamentoProcessi() :</text:span></text:p>
                  <text:list>
                    <text:list-item>
                      <text:list>
                        <text:list-header>
                          <text:p text:style-name="P268"><text:span text:style-name="T3">Ritorna la politica di ordinamento scelta nel costruttore. </text:span></text:p>
                          <text:p text:style-name="P268"><text:span text:style-name="T3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20">package java.util.LinkedList getProcessiInArrivo():</text:p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5">Ritorna la lista dei processi che devono ancora essere attivati, ordinata per tempo di arrivo. </text:p>
                          <text:p text:style-name="P18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245">public java.util.ArrayList getProcessiTerminati()</text:p>
                  <text:list>
                    <text:list-item>
                      <text:list>
                        <text:list-header>
                          <text:p text:style-name="P245">Ritorna la lista dei processi sono terminati in ordine di terminazione. <text:s/></text:p>
                          <text:p text:style-name="P24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p text:style-name="P186">public int getTempoCorrente():</text:p>
                </text:list-item>
              </text:list>
            </text:list-item>
          </text:list>
        </text:list-item>
      </text:list>
      <text:p text:style-name="P5"><text:span text:style-name="T3"><text:tab/><text:tab/><text:tab/>Ritorna un intero che rappresenta il numero di istanti di simulazione <text:tab/><text:tab/><text:tab/>trascorsi.</text:span></text:p>
      <text:p text:style-name="P5"><text:span text:style-name="T3"/></text:p>
      <text:list text:style-name="L14">
        <text:list-item>
          <text:list>
            <text:list-item>
              <text:list>
                <text:list-item>
                  <text:p text:style-name="P186">package void incrementaTempo():</text:p>
                </text:list-item>
              </text:list>
            </text:list-item>
          </text:list>
        </text:list-item>
      </text:list>
      <text:p text:style-name="P5"><text:span text:style-name="T3"><text:tab/><text:tab/><text:tab/>Incrementa di un'unità di tempo il contatore del tempo corrente.</text:span></text:p>
      <text:p text:style-name="P4"/>
      <text:list text:style-name="L14">
        <text:list-item text:start-value="1">
          <text:list>
            <text:list-item text:start-value="1">
              <text:list>
                <text:list-item text:start-value="1">
                  <text:p text:style-name="P186">public void incrementaTempo():</text:p>
                </text:list-item>
              </text:list>
            </text:list-item>
          </text:list>
        </text:list-item>
      </text:list>
      <text:p text:style-name="P5"><text:span text:style-name="T3"><text:tab/><text:tab/><text:tab/>Questo metodo incrementa il tempo corrente dello scheduler e <text:tab/><text:tab/><text:tab/><text:tab/>decrementa automaticamente i tempi dei prossimi eventi di una unità.</text:span></text:p>
      <text:p text:style-name="P5"><text:span text:style-name="T3"/></text:p>
      <text:list text:style-name="L14">
        <text:list-item text:start-value="1">
          <text:list>
            <text:list-item text:start-value="1">
              <text:list>
                <text:list-item text:start-value="1">
                  <text:p text:style-name="P285"><text:soft-page-break/><text:span text:style-name="T3">package void rimuoviPCBCorrente() :</text:span></text:p>
                  <text:list>
                    <text:list-item>
                      <text:list>
                        <text:list-header>
                          <text:p text:style-name="P285"><text:span text:style-name="T3">Rimuove il PCBCorrente dalla posizione di esecuzione. <text:s/></text:span></text:p>
                          <text:p text:style-name="P285"><text:span text:style-name="T3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 text:start-value="1">
          <text:list>
            <text:list-item text:start-value="1">
              <text:list>
                <text:list-item text:start-value="1">
                  <text:p text:style-name="P186">package int tempoProssimoEvento():</text:p>
                </text:list-item>
              </text:list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1">Questo metodo calcola l'intervallo tra il tempo attuale e il prossimo evento.</text:p>
                          <text:p text:style-name="P19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 text:start-value="1">
          <text:list>
            <text:list-item text:start-value="1">
              <text:list>
                <text:list-item text:start-value="1">
                  <text:p text:style-name="P285"><text:span text:style-name="T3">package void terminaPCBCorrente() :</text:span></text:p>
                  <text:list>
                    <text:list-item>
                      <text:list>
                        <text:list-header>
                          <text:p text:style-name="P285"><text:span text:style-name="T3">Metodo invocato quando un PCB ha completato la sua esecuzione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254">logic.parametri</text:p>
      <text:p text:style-name="P254"/>
      <text:p text:style-name="P2">Processo</text:p>
      <text:p text:style-name="P2"/>
      <text:list text:style-name="L2">
        <text:list-item text:start-value="1">
          <text:p text:style-name="P16">Tipo, obiettivo e funzione della classe/interfaccia:</text:p>
          <text:p text:style-name="P257"><text:span text:style-name="T3"><text:tab/>La classe Processo rappresenta la classe base per tutti i processi. Essa <text:tab/>contiene in sè tutti i campi dati e metodi comuni ad ogni tipo di processo. </text:span></text:p>
        </text:list-item>
      </text:list>
      <text:p text:style-name="P4"/>
      <text:list text:style-name="L2">
        <text:list-item text:start-value="1">
          <text:p text:style-name="P16">Relazioni d'uso con altre componenti:</text:p>
          <text:p text:style-name="P106"><text:tab/>Utilizza il metodo getIstantiDaEseguire della classe PCB.</text:p>
        </text:list-item>
      </text:list>
      <text:p text:style-name="P4"/>
      <text:list text:style-name="L2">
        <text:list-item text:start-value="1">
          <text:p text:style-name="P16">Interfacce e relazioni di u<text:span text:style-name="T1">so da altre </text:span>componenti:</text:p>
          <text:p text:style-name="P120"><text:tab/>Viene usata dallo Scheduler nel caso sia la PoliticaOrdinamentoProcessi <text:tab/>scelta.</text:p>
        </text:list-item>
      </text:list>
      <text:p text:style-name="P4"/>
      <text:list text:style-name="L2">
        <text:list-item text:start-value="1">
          <text:p text:style-name="P16">Attività svolte e dati trattati:</text:p>
          <text:list>
            <text:list-item>
              <text:p text:style-name="P16">Campi dati:</text:p>
              <text:list>
                <text:list-header>
                  <text:p text:style-name="P268"><text:span text:style-name="T3">Nessuno.</text:span></text:p>
                </text:list-header>
              </text:list>
            </text:list-item>
          </text:list>
        </text:list-item>
      </text:list>
      <text:p text:style-name="P4"/>
      <text:list text:style-name="L2">
        <text:list-item text:start-value="1">
          <text:list>
            <text:list-item text:start-value="1">
              <text:p text:style-name="P16">Costruttori:</text:p>
              <text:list>
                <text:list-item>
                  <text:p text:style-name="P120">public SRTN():</text:p>
                </text:list-item>
              </text:list>
            </text:list-item>
          </text:list>
        </text:list-item>
      </text:list>
      <text:p text:style-name="P5"><text:span text:style-name="T3"><text:tab/><text:tab/><text:tab/></text:span><text:span text:style-name="T3">Costruttore, richiama i costruttori della classe superiore (SJF), e crea <text:tab/><text:tab/><text:tab/>la struttura dati per implementare la politica di ordinamento SRTN. </text:span></text:p>
      <text:p text:style-name="P4"/>
      <text:list text:style-name="L2">
        <text:list-item text:start-value="1">
          <text:list>
            <text:list-item text:start-value="1">
              <text:p text:style-name="P16">Metodi:</text:p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329"><text:span text:style-name="T11">public PCB minore(PCB pronto, PCB inEsecuzione)</text:span></text:p>
                  <text:list>
                    <text:list-item>
                      <text:list>
                        <text:list-header>
                          <text:p text:style-name="P196">Metodo di confronto tra due PCB, vengono confrontati i tempi di esecuzione dei PCB passati come parametri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1"/>
                        </text:list-header>
                      </text:list>
                    </text:list-item>
                  </text:list>
                </text:list-item>
                <text:list-item>
                  <text:p text:style-name="P251">public void inserisci(PCB pcb)</text:p>
                  <text:list>
                    <text:list-item>
                      <text:list>
                        <text:list-header>
                          <text:p text:style-name="P197">Inserisce un nuovo PCB pronto all'interno della struttura dati. Prima di inserire il PCB del processo pronto nella codaPronti, viene controllato se il tempo di esecuzione di quest'ultimo è minore del PCB del processo che sta eseguendo. In questo caso il PCB del processo in esecuzione viene reinserito nella coda dei pronti e viene schedulato quello appena arrivato. Altrimenti il PCB passato come parametro viene inserito come avviene nello stesso metodo della classe SJF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Sans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ca</meta:initial-creator>
    <meta:creation-date>2008-03-03T19:07:11</meta:creation-date>
    <dc:creator>Daniele Bonaldo</dc:creator>
    <dc:date>2008-03-05T00:44:30</dc:date>
    <meta:editing-cycles>67</meta:editing-cycles>
    <meta:editing-duration>PT9H0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58" meta:word-count="3926" meta:character-count="27608"/>
  </office:meta>
</office:document-meta>
</file>